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4" style:family="paragraph" style:parent-style-name="Standard">
      <style:paragraph-properties fo:margin-left="0in" fo:margin-right="0in" fo:margin-top="0.055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.055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line-height="100%" fo:padding="0in" fo:border="none"/>
    </style:style>
    <style:style style:name="P7" style:family="paragraph" style:parent-style-name="Standard">
      <style:paragraph-properties fo:line-height="100%" fo:padding="0in" fo:border="none"/>
      <style:text-properties fo:color="#666666" fo:font-size="10pt" style:font-size-asian="10pt" style:font-size-complex="10pt"/>
    </style:style>
    <style:style style:name="P8" style:family="paragraph" style:parent-style-name="Standard">
      <style:paragraph-properties fo:margin-top="0.278in" fo:margin-bottom="0in" loext:contextual-spacing="false" fo:line-height="100%" fo:padding="0in" fo:border="none"/>
    </style:style>
    <style:style style:name="P9" style:family="paragraph" style:parent-style-name="Heading_20_1">
      <style:paragraph-properties fo:keep-together="auto" fo:padding="0in" fo:border="none" fo:keep-with-next="auto"/>
    </style:style>
    <style:style style:name="P10" style:family="paragraph" style:parent-style-name="Heading_20_1">
      <loext:graphic-properties draw:fill="solid" draw:fill-color="#ffffff"/>
      <style:paragraph-properties fo:margin-top="0in" fo:margin-bottom="0in" loext:contextual-spacing="false" fo:line-height="120%" fo:keep-together="auto" fo:background-color="#ffffff" fo:padding="0in" fo:border="none" fo:keep-with-next="auto"/>
    </style:style>
    <style:style style:name="P11" style:family="paragraph" style:parent-style-name="Heading_20_2">
      <style:paragraph-properties fo:keep-together="auto" fo:padding="0in" fo:border="none" fo:keep-with-next="auto"/>
    </style:style>
    <style:style style:name="P12" style:family="paragraph" style:parent-style-name="Title" style:master-page-name="Standard">
      <style:paragraph-properties style:page-number="1" fo:padding="0in" fo:border="non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666666"/>
    </style:style>
    <style:style style:name="T3" style:family="text">
      <style:text-properties fo:color="#666666" fo:font-size="12pt" fo:font-style="italic" fo:font-weight="normal" style:font-size-asian="12pt" style:font-style-asian="italic" style:font-weight-asian="normal" style:font-size-complex="12pt"/>
    </style:style>
    <style:style style:name="T4" style:family="text">
      <style:text-properties fo:color="#666666" fo:font-size="12pt" fo:font-style="italic" style:font-size-asian="12pt" style:font-style-asian="italic" style:font-size-complex="12pt"/>
    </style:style>
    <style:style style:name="T5" style:family="text">
      <style:text-properties fo:color="#666666" fo:font-size="10pt" style:font-size-asian="10pt" style:font-size-complex="10pt"/>
    </style:style>
    <style:style style:name="T6" style:family="text">
      <style:text-properties fo:color="#666666" fo:font-style="italic" fo:font-weight="normal" style:font-style-asian="italic" style:font-weight-asian="normal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0000ff"/>
    </style:style>
    <style:style style:name="T9" style:family="text">
      <style:text-properties fo:color="#0000ff" fo:font-size="14pt" fo:font-weight="bold" style:font-size-asian="14pt" style:font-weight-asian="bold" style:font-size-complex="14pt"/>
    </style:style>
    <style:style style:name="T10" style:family="text">
      <style:text-properties fo:color="#353744" fo:font-size="12pt" style:font-size-asian="12pt" style:font-size-complex="12pt"/>
    </style:style>
    <style:style style:name="T11" style:family="text">
      <style:text-properties fo:color="#353744"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Jose Alejandro Correa Vargas</text:span></text:p>
      <text:p text:style-name="P3"><text:bookmark text:name="_30j0zll"/><text:span text:style-name="T2">Móvil: 640 114 649</text:span></text:p>
      <text:p text:style-name="P3"><text:span text:style-name="T2">Fijo: 954 400 168</text:span></text:p>
      <text:p text:style-name="P3"><text:span text:style-name="T2">Correo: </text:span><text:a xlink:type="simple" xlink:href="mailto:josealejandrocorreavargas@gmail.com" text:style-name="ListLabel_20_1" text:visited-style-name="ListLabel_20_1"><text:span text:style-name="T7">josealejandrocorreavargas@</text:span></text:a><text:a xlink:type="simple" xlink:href="mailto:josealejandrocorreavargas@gmail.com" text:style-name="ListLabel_20_1" text:visited-style-name="ListLabel_20_1"><text:span text:style-name="T7">gmail</text:span></text:a><text:a xlink:type="simple" xlink:href="mailto:josealejandrocorreavargas@gmail.com" text:style-name="ListLabel_20_1" text:visited-style-name="ListLabel_20_1"><text:span text:style-name="T7">.</text:span></text:a><text:a xlink:type="simple" xlink:href="mailto:josealejandrocorreavargas@gmail.com" text:style-name="ListLabel_20_1" text:visited-style-name="ListLabel_20_1"><text:span text:style-name="T7">com</text:span></text:a></text:p>
      <text:p text:style-name="P3"><text:span text:style-name="T2">Código postal: 41020</text:span></text:p>
      <text:p text:style-name="P3"><text:span text:style-name="T2">Fecha nacimiento: 19/03/2001</text:span></text:p>
      <text:p text:style-name="P9"><text:bookmark text:name="_1fob9te"/><text:span text:style-name="T8">FORMACIÓN</text:span></text:p>
      <text:p text:style-name="P10"><text:bookmark text:name="_49mzvqgjcv0r"/><text:span text:style-name="T10">Sagrada Familia Nuestra Señora de los Reyes, Sevilla - </text:span><text:span text:style-name="T3">Técnico Superior en Desarrollo de Aplicaciones Multiplataforma</text:span></text:p>
      <text:p text:style-name="P1"><text:span text:style-name="T5">SEPTIEMBRE DEL 2019-JUNIO </text:span></text:p>
      <text:p text:style-name="P2"/>
      <text:p text:style-name="P4"><text:span text:style-name="T11">Altair, Sevilla</text:span><text:span text:style-name="T4"> - Ciclo medio de microinformática y redes</text:span></text:p>
      <text:p text:style-name="P4"><text:span text:style-name="T5">SEPTIEMBRE DEL 2017-JUNIO DEL 2019</text:span></text:p>
      <text:p text:style-name="P5"/>
      <text:p text:style-name="P11"><text:bookmark text:name="_88jwcjj2tp5i"/>Margarita Salas, Sevilla <text:span text:style-name="T6">- E.S.O</text:span></text:p>
      <text:p text:style-name="P6"><text:span text:style-name="T5">SEPTIEMBRE DEL 2013-JUNIO DEL 2017</text:span></text:p>
      <text:p text:style-name="P7"/>
      <text:p text:style-name="P2"/>
      <text:p text:style-name="P1"><text:span text:style-name="T9">APTITUDES</text:span></text:p>
      <text:p text:style-name="P1">-Nivel de lenguaje de marcas --- Medio</text:p>
      <text:p text:style-name="P1">-Nivel de desarrollo de Interfaz --- Medio</text:p>
      <text:p text:style-name="P1">-Nivel de lenguaje de programación --- Medio</text:p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eu" fo:country="ES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roxima Nova" fo:font-size="11pt" fo:language="eu" fo:country="ES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39in" loext:contextual-spacing="false" fo:line-height="100%" fo:keep-together="always" fo:keep-with-next="always"/>
      <style:text-properties fo:color="#00ab44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353744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353744"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.0835in" fo:margin-bottom="0in" loext:contextual-spacing="false" fo:line-height="100%" fo:keep-together="always" fo:keep-with-next="always"/>
      <style:text-properties fo:color="#353744" fo:font-size="30pt" style:font-size-asian="30pt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fo:color="#00ab44" fo:font-size="18pt" style:font-size-asian="18pt" style:font-size-complex="18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00%" fo:padding="0in" fo:border="none"/>
    </style:style>
    <style:style style:name="MP2" style:family="paragraph" style:parent-style-name="Standard">
      <style:paragraph-properties fo:line-height="100%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2.2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86" meta:character-count="597" meta:non-whitespace-character-count="526"/>
    <meta:generator>LibreOfficeDev/6.0.5.2$Linux_X86_64 LibreOffice_project/</meta:generator>
  </office:meta>
</office:document-meta>
</file>